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400000053D26B76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vertMTStd" svg:font-family="CalvertMTStd" style:font-family-generic="roman"/>
    <style:font-face style:name="Arial3" svg:font-family="Arial" style:font-family-generic="swiss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min-height="6.979cm" fo:min-width="19.798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min-height="1.318cm" fo:min-width="18.838cm" fo:padding-top="0cm" fo:padding-bottom="0cm" fo:padding-left="0cm" fo:padding-right="0cm" fo:wrap-option="wrap" draw:shadow-color="#808080"/>
    </style:style>
    <style:style style:name="gr5" style:family="graphic">
      <style:graphic-properties draw:stroke="none" draw:fill="none" draw:fill-color="#ffffff" draw:textarea-horizontal-align="left" draw:textarea-vertical-align="top" draw:auto-grow-height="false" draw:fit-to-size="shrink-to-fit" fo:min-height="1.318cm" fo:min-width="18.838cm" fo:padding-top="0cm" fo:padding-bottom="0cm" fo:padding-left="0cm" fo:padding-right="0cm" fo:wrap-option="wrap" draw:shadow-color="#808080"/>
    </style:style>
    <style:style style:name="gr6" style:family="graphic">
      <style:graphic-properties draw:stroke="none" draw:fill="solid" draw:fill-color="#000000" draw:textarea-horizontal-align="left" draw:textarea-vertical-align="top" draw:auto-grow-height="false" draw:fit-to-size="shrink-to-fit" fo:min-height="5.009cm" fo:min-width="19.798cm" fo:padding-top="0.13cm" fo:padding-bottom="0.13cm" fo:padding-left="0.25cm" fo:padding-right="0.25cm" fo:wrap-option="wrap" draw:shadow-color="#808080"/>
    </style:style>
    <style:style style:name="gr7" style:family="graphic">
      <style:graphic-properties draw:stroke="none" draw:fill="solid" draw:fill-color="#00a6d6" draw:textarea-horizontal-align="right" draw:textarea-vertical-align="middle" draw:auto-grow-height="false" fo:min-height="5.455cm" fo:min-width="0.805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24.03cm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fo:min-height="5.585cm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notes">
      <style:graphic-properties draw:fill-color="#ffffff" fo:min-height="12.413cm"/>
    </style:style>
    <style:style style:name="pr7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8" style:family="presentation" style:parent-style-name="Default_5f_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9" style:family="presentation" style:parent-style-name="Default_5f_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10" style:family="presentation" style:parent-style-name="Default_5f_-notes">
      <style:graphic-properties draw:fill-color="#ffffff" draw:auto-grow-height="true" fo:min-height="12.41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align="start" fo:text-indent="0cm"/>
      <style:text-properties fo:font-size="20pt"/>
    </style:style>
    <style:style style:name="P6" style:family="paragraph">
      <style:paragraph-properties fo:margin-left="0cm" fo:margin-right="0cm" fo:text-align="start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/>
    </style:style>
    <style:style style:name="P9" style:family="paragraph">
      <style:text-properties fo:font-size="8pt" style:font-size-asian="8pt" style:font-size-complex="8pt"/>
    </style:style>
    <style:style style:name="T1" style:family="text">
      <style:text-properties fo:color="#ffffff" style:font-name="Tahoma1" fo:language="nl" fo:country="NL"/>
    </style:style>
    <style:style style:name="T2" style:family="text">
      <style:text-properties fo:color="#00a6d6" fo:language="nl" fo:country="NL" style:font-name-asian="Bookman Old Style" style:font-name-complex="Bookman Old Style"/>
    </style:style>
    <style:style style:name="T3" style:family="text">
      <style:text-properties fo:color="#0066cc" fo:font-size="23pt" style:font-size-asian="23pt" style:font-size-complex="23pt"/>
    </style:style>
    <style:style style:name="T4" style:family="text">
      <style:text-properties fo:color="#ffffff" style:text-outline="false" style:text-line-through-style="none" style:text-line-through-type="none" style:text-position="0% 100%" style:font-name="Tahoma1" fo:font-size="36pt" fo:language="nl" fo:country="NL" fo:font-style="normal" fo:text-shadow="none" style:text-underline-style="none" fo:font-weight="normal" style:letter-kerning="true" style:font-name-asian="Arial3" style:font-size-asian="10.5pt" style:font-style-asian="normal" style:font-weight-asian="normal" style:font-name-complex="CalvertMTSt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text-position="0% 100%" style:font-name="Tahoma1" fo:font-size="36pt" fo:language="nl" fo:country="NL" fo:font-style="normal" fo:text-shadow="none" style:text-underline-style="none" fo:font-weight="normal" style:letter-kerning="true" style:font-name-asian="CalvertMTStd" style:font-size-asian="36pt" style:font-style-asian="normal" style:font-weight-asian="normal" style:font-name-complex="CalvertMTStd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42cm"/>
        <style:text-properties style:font-name="Tahoma1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0.298cm" svg:height="7.239cm" svg:x="1.305cm" svg:y="5.71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1.21cm" svg:height="5.951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StackOverflow and GitHub: Associations Between Software Development and Crowdsourced</text:span><text:span text:style-name="T1"><text:line-break/></text:span><text:span text:style-name="T1">Knowledge</text:span></text:p>
              </text:list-header>
            </text:list>
          </draw:text-box>
        </draw:frame>
        <draw:frame presentation:style-name="pr2" draw:text-style-name="P1" draw:layer="layout" svg:width="20.448cm" svg:height="2.302cm" svg:x="1.904cm" svg:y="11.684cm" presentation:class="subtitle" presentation:user-transformed="true">
          <draw:text-box>
            <text:list text:style-name="L2">
              <text:list-item>
                <text:p text:style-name="P3"><text:span text:style-name="T2">B. Vasilescu, V. Filkov, A. Serebrenik</text:span></text:p>
              </text:list-item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5.585cm" svg:x="2.549cm" svg:y="1.269cm" presentation:class="title" presentation:user-transformed="true">
          <draw:text-box>
            <text:p>Goal: Is participation in StackOverflow related to<text:line-break/>productivity of GitHub developers?</text:p>
          </draw:text-box>
        </draw:frame>
        <draw:frame presentation:style-name="pr5" draw:layer="layout" svg:width="19.83cm" svg:height="8.508cm" svg:x="2.571cm" svg:y="7.62cm" presentation:class="outline" presentation:user-transformed="true">
          <draw:text-box>
            <text:list text:style-name="L4">
              <text:list-item>
                <text:p>RQ1: (Macro level) How are the overall activity levels</text:p>
                <text:p>of developers related across the two platforms?</text:p>
                <text:p/>
              </text:list-item>
              <text:list-item>
                <text:p>RQ2: (Intermediate level) Are the commit (work) patterns on GitHub of developers more active on SO different than the commit patterns of those developers less active on StackOverflow?</text:p>
                <text:p/>
              </text:list-item>
              <text:list-item>
                <text:p>RQ3: (Micro level) Is there a functional interaction, or coordination between commit and question/answer activities?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2" presentation:class="page"/>
          <draw:frame presentation:style-name="pr6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Preprocessing<text:line-break/><text:span text:style-name="T3">Linking profiles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Linking based on MD5 of email address (not included in dump anymore).</text:p>
                <text:p/>
              </text:list-item>
              <text:list-item>
                <text:p>Authors mention a few other relevant techniques for linking profiles, but these introduce more false positives and false negatives.</text:p>
                <text:p/>
              </text:list-item>
              <text:list-item>
                <text:p>Authors exclude users that have not posted on StackOverflow or that have not commited on GitHub. 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3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Research question 1<text:line-break/><text:span text:style-name="T3">Macro level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header>
                <text:p>How are the overall activity levels</text:p>
                <text:p>of developers related across the two platforms?</text:p>
                <text:p/>
                <text:p>E.g., do active GitHub committers ask more or fewer questions on StackOverflow? Are more active answerers also committing more?</text:p>
              </text:list-header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4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Research question 1<text:line-break/><text:span text:style-name="T3">Macro level</text:span>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Active GitHub committers ask fewer questions on StackOverflow than others.</text:p>
                <text:p/>
              </text:list-item>
              <text:list-item>
                <text:p>More active GitHub committers provide more answers on StackOverflow.</text:p>
                <text:p/>
              </text:list-item>
              <text:list-item>
                <text:p>The least active askers author more commits than others. However, more active askers are not indistinguishable in terms of their commit activity: the most active askers commit more than the second most active ones.</text:p>
                <text:p/>
              </text:list-item>
              <text:list-item>
                <text:p>More active StackOverflow answerers make more commits on GitHu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5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Research question 2<text:line-break/><text:span text:style-name="T3">Intermediate level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header>
                <text:p>Are the commit (work) patterns on GitHub of developers more active on SO different than the commit patterns of those developers less active on StackOverflow?</text:p>
              </text:list-header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6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Research question 2<text:line-break/><text:span text:style-name="T3">Intermediate level</text:span>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Active StackOverflow askers distribute their work in a less egalitarian way (i.e., focus their attention more) than developers that do not ask ques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7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Research question 3<text:line-break/><text:span text:style-name="T3">Micro level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header>
                <text:p>Is there a functional interaction, or coordination between commit and question/answer activities?</text:p>
                <text:p/>
                <text:p>I.e., when commits are close to Q&amp;A in time, are they more frequent? How about vice-versa?</text:p>
              </text:list-header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8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Research question 3<text:line-break/><text:span text:style-name="T3">Micro level</text:span>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For active committers, asking questions on StackOverflow catalyses committing on GitHub. Similarly, for active committers, answering questions on StackOverflow catalyses committing on GitHub.</text:p>
                <text:p/>
              </text:list-item>
              <text:list-item>
                <text:p>For the most active answerers as well as for developers that do not answer any questions at all, their StackOverflow activities accelerate their GitHub commit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9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0" presentation:use-date-time-name="dtd1">
        <office:forms form:automatic-focus="false" form:apply-design-mode="false"/>
        <draw:custom-shape draw:name="Rectangle 5" draw:style-name="gr6" draw:text-style-name="P1" draw:layer="Layout" svg:width="20.298cm" svg:height="5.269cm" svg:x="1.31cm" svg:y="5.711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4">Assessing </text:span><text:span text:style-name="T1">Technical Candidates </text:span><text:span text:style-name="T5">on the Social Web</text:span></text:p>
              </text:list-header>
            </text:list>
          </draw:text-box>
        </draw:frame>
        <draw:frame presentation:style-name="pr9" draw:text-style-name="P6" draw:layer="layout" svg:width="18.838cm" svg:height="2.302cm" svg:x="1.778cm" svg:y="8.89cm" presentation:class="subtitle" presentation:user-transformed="true">
          <draw:text-box>
            <text:list text:style-name="L2">
              <text:list-header>
                <text:p text:style-name="P5"><text:span text:style-name="T2">A. Capiluppi, A. Serebrenik, L. Singer</text:span></text:p>
              </text:list-header>
            </text:list>
          </draw:text-box>
        </draw:frame>
        <draw:custom-shape draw:name="Rectangle 20" draw:style-name="gr7" draw:text-style-name="P1" draw:layer="Layout" svg:width="1.305cm" svg:height="5.71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0" presentation:class="page"/>
          <draw:frame presentation:style-name="pr10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Overview<text:line-break/><text:span text:style-name="T3">Analysis of multiple networks</text:span>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7">Generic social networks (Facebook/Google+)</text:p>
              </text:list-item>
              <text:list-item>
                <text:p text:style-name="P7">Social code sharing (GitHub)</text:p>
              </text:list-item>
              <text:list-item>
                <text:p text:style-name="P7">Q&amp;A Sites (StackOverflow)</text:p>
              </text:list-item>
              <text:list-item>
                <text:p text:style-name="P7">Professional Social Networking sites (LinkedIn)</text:p>
              </text:list-item>
              <text:list-item>
                <text:p text:style-name="P7">Profile Aggregators (Codewall, GeekLi.st, Masterbranch, Yatedo)</text:p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1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Generic social networks<text:line-break/>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7">Past and present personality</text:p>
              </text:list-item>
              <text:list-item>
                <text:p text:style-name="P7">Develops social skills (1)</text:p>
              </text:list-item>
              <text:list-item>
                <text:p text:style-name="P7">Should not be used for recruitment</text:p>
                <text:p text:style-name="P7"/>
              </text:list-item>
            </text:list>
          </draw:text-box>
        </draw:frame>
        <draw:frame draw:style-name="gr8" draw:text-style-name="P9" draw:layer="layout" svg:width="27.837cm" svg:height="0.589cm" svg:x="0.362cm" svg:y="16.256cm">
          <draw:text-box>
            <text:p text:style-name="P8"><text:span text:style-name="T6">1. C. Steinfild, N. Ellison, and C. Lampe, “Social Capital, Self-Esteem, and Use of Online Social Network Sites: A Longitudinal Analysis,” J. Applied Developmental Psychology, vol. 29, no. 6, 2008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2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Social Code Sharing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7">The usual content</text:p>
              </text:list-item>
              <text:list-item>
                <text:p text:style-name="P7">Don't forget about metadata: eg. follower count (on GitHub)</text:p>
              </text:list-item>
              <text:list-item>
                <text:p text:style-name="P7">Userbase is bia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3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Q&amp;A Sites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Reputation</text:p>
              </text:list-item>
              <text:list-item>
                <text:p>(Gold) Badges</text:p>
              </text:list-item>
              <text:list-item>
                <text:p>Frequency of participation</text:p>
              </text:list-item>
              <text:list-item>
                <text:p>(average) score by answer/question</text:p>
              </text:list-item>
              <text:list-item>
                <text:p>Beware of leniency bia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4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Professional networking sites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All previous employers</text:p>
              </text:list-item>
              <text:list-item>
                <text:p>Disregard recommendations/endorsements</text:p>
              </text:list-item>
              <text:list-item>
                <text:p>Like GitHub: biased userbas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5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Profile aggregators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Discourage closed source developers to create profiles</text:p>
              </text:list-item>
              <text:list-item>
                <text:p>Makes finding corresponding profiles easier</text:p>
              </text:list-item>
              <text:list-item>
                <text:p>Endorsements should be ignored</text:p>
              </text:list-item>
              <text:list-item>
                <text:p>Coderwall has badges that can give insigh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6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19.888cm" svg:height="3.457cm" svg:x="2.549cm" svg:y="1.269cm" presentation:class="title">
          <draw:text-box>
            <text:p>Lessons learned</text:p>
          </draw:text-box>
        </draw:frame>
        <draw:custom-shape draw:name="Ondertitel 2" draw:style-name="gr5" draw:text-style-name="P1" draw:layer="Layout" svg:width="18.838cm" svg:height="1.318cm" svg:x="2.54cm" svg:y="2.893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 presentation:user-transformed="true">
          <draw:text-box>
            <text:list text:style-name="L4">
              <text:list-item>
                <text:p>First paper mentions ways for linking profiles</text:p>
                <text:p/>
              </text:list-item>
              <text:list-item>
                <text:p>First paper finds a relation between GitHub and StackOverflow activity that tells us something about the workflow of developers</text:p>
                <text:p/>
              </text:list-item>
              <text:list-item>
                <text:p>Second paper gives insight in the more and less important aspects of social web profiles</text:p>
                <text:p/>
              </text:list-item>
              <text:list-item>
                <text:p>Profile aggregators can be used as a reliable way to link profiles, but usually don't openly provide this data.</text:p>
                <text:p/>
              </text:list-item>
              <text:list-item>
                <text:p>User base of profile aggregators and GitHub is biased</text:p>
                <text:p>towards Open Source develop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7" presentation:class="page"/>
          <draw:frame presentation:style-name="pr3" draw:text-style-name="P4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vertMTStd" svg:font-family="CalvertMTStd" style:font-family-generic="roman"/>
    <style:font-face style:name="Arial3" svg:font-family="Arial" style:font-family-generic="swiss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language="en" fo:country="US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33pt" fo:language="nl" fo:country="NL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33pt" style:font-style-asian="normal" style:font-weight-asian="normal" style:font-name-complex="ＭＳ Ｐゴシック" style:font-family-complex="'ＭＳ Ｐゴシック'" style:font-family-generic-complex="swiss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3pt" fo:font-style="normal" fo:text-shadow="none" style:text-underline-style="none" fo:font-weight="normal" style:letter-kerning="true" style:font-name-asian="ＭＳ Ｐゴシック" style:font-family-asian="'ＭＳ Ｐゴシック'" style:font-family-generic-asian="swiss" style:font-pitch-asian="variable" style:font-size-asian="33pt" style:font-style-asian="normal" style:font-weight-asian="normal" style:font-name-complex="ＭＳ Ｐゴシック" style:font-family-complex="'ＭＳ Ｐゴシック'" style:font-family-generic-complex="swiss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language="en" fo:country="US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2pt" style:font-style-asian="normal" style:font-weight-asian="normal" style:font-name-complex="ＭＳ Ｐゴシック" style:font-family-complex="'ＭＳ Ｐゴシック'" style:font-family-generic-complex="swiss" style:font-pitch-complex="variable" style:font-size-complex="12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26.1000003814697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6.1000003814697pt" style:font-style-asian="normal" style:font-weight-asian="normal" style:font-name-complex="ＭＳ Ｐゴシック" style:font-family-complex="'ＭＳ Ｐゴシック'" style:font-family-generic-complex="swiss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_5f_-outline1" style:display-name="Default_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20pt" style:font-style-asian="normal" style:font-weight-asian="normal" style:font-name-complex="ＭＳ Ｐゴシック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33pt" fo:language="nl" fo:country="NL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33pt" style:font-style-asian="normal" style:font-weight-asian="normal" style:font-name-complex="ＭＳ Ｐゴシック" style:font-family-complex="'ＭＳ Ｐゴシック'" style:font-family-generic-complex="swiss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text-align="start" fo:text-indent="0cm" style:punctuation-wrap="hanging" style:line-break="strict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fo:font-size="10pt" fo:language="nl" fo:country="NL" style:font-size-asian="10pt" style:font-size-complex="10pt"/>
    </style:style>
    <style:style style:name="MT4" style:family="text">
      <style:text-properties style:font-name="Arial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p/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p/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11.049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4" draw:layer="backgroundobjects" svg:width="5.284cm" svg:height="0.684cm" svg:x="17.272cm" svg:y="17.568cm">
        <text:list text:style-name="ML2">
          <text:list-item>
            <text:p text:style-name="MP7"><text:span text:style-name="MT3">Paper presentation 2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8" draw:layer="backgroundobjects" svg:width="8.18cm" svg:height="1.38cm" svg:x="0cm" svg:y="0cm" presentation:class="header">
          <draw:text-box>
            <text:p/>
          </draw:text-box>
        </draw:frame>
        <draw:frame presentation:style-name="Mpr2" draw:text-style-name="MP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8" draw:layer="backgroundobjects" svg:width="8.18cm" svg:height="1.38cm" svg:x="0cm" svg:y="26.207cm" presentation:class="footer">
          <draw:text-box>
            <text:p/>
          </draw:text-box>
        </draw:frame>
        <draw:frame presentation:style-name="Mpr4" draw:text-style-name="MP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4" draw:text-style-name="MP5" draw:layer="backgroundobjects" svg:width="4.066cm" svg:height="1.107cm" svg:x="18.99cm" svg:y="17.568cm">
        <text:list text:style-name="ML2">
          <text:list-header>
            <text:p text:style-name="MP11"><text:span text:style-name="MT3">User profiling</text:span></text:p>
            <text:p text:style-name="MP11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5" draw:text-style-name="MP5" draw:layer="backgroundobjects" svg:width="20.298cm" svg:height="5.269cm" svg:x="1.31cm" svg:y="5.711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11.049cm" svg:x="2.571cm" svg:y="5.07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8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8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12T15:02:03.074466428</dc:date>
    <meta:print-date>2010-08-18T12:28:56.888000000</meta:print-date>
    <meta:editing-cycles>1111</meta:editing-cycles>
    <meta:editing-duration>P7DT12H14M3S</meta:editing-duration>
    <meta:generator>LibreOffice/4.3.3.2$Linux_X86_64 LibreOffice_project/430m0$Build-2</meta:generator>
    <dc:creator>Joost Verdoorn</dc:creator>
    <meta:document-statistic meta:object-count="135"/>
  </office:meta>
</office:document-meta>
</file>